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00000001A2EE06AE2CA5986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6.5cm" fo:min-width="18.2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1cm" draw:fill="none" draw:textarea-vertical-align="middl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0cm"/>
    </style:style>
    <style:style style:name="gr7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cm" fo:min-width="0.75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5cm" svg:height="6.75cm" svg:x="1.05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2cm" svg:height="0.219cm" svg:x="3.3cm" svg:y="4cm">
          <draw:image xlink:href="Pictures/10000201000005800000001A2EE06AE2CA5986AE.png" xlink:type="simple" xlink:show="embed" xlink:actuate="onLoad" draw:mime-type="image/png">
            <text:p/>
          </draw:image>
        </draw:frame>
        <draw:frame draw:style-name="gr3" draw:text-style-name="P4" xml:id="id1" draw:id="id1" draw:layer="layout" svg:width="2.75cm" svg:height="1.75cm" svg:x="0.7cm" svg:y="1.4cm">
          <draw:text-box>
            <text:p text:style-name="P3">VIM</text:p>
            <text:p text:style-name="P3">mode</text:p>
          </draw:text-box>
        </draw:frame>
        <draw:frame draw:style-name="gr3" draw:text-style-name="P4" xml:id="id2" draw:id="id2" draw:layer="layout" svg:width="2cm" svg:height="1.75cm" svg:x="2.9cm" svg:y="1.3cm">
          <draw:text-box>
            <text:p text:style-name="P3">Git</text:p>
            <text:p text:style-name="P3">Info</text:p>
          </draw:text-box>
        </draw:frame>
        <draw:frame draw:style-name="gr3" draw:text-style-name="P4" xml:id="id3" draw:id="id3" draw:layer="layout" svg:width="2.75cm" svg:height="1.75cm" svg:x="4.173cm" svg:y="1.3cm">
          <draw:text-box>
            <text:p text:style-name="P3">LSP</text:p>
            <text:p text:style-name="P3">Info</text:p>
          </draw:text-box>
        </draw:frame>
        <draw:frame draw:style-name="gr3" draw:text-style-name="P4" xml:id="id4" draw:id="id4" draw:layer="layout" svg:width="3.75cm" svg:height="1.75cm" svg:x="7.923cm" svg:y="1.3cm">
          <draw:text-box>
            <text:p text:style-name="P3">File</text:p>
            <text:p text:style-name="P3">Info</text:p>
          </draw:text-box>
        </draw:frame>
        <draw:frame draw:style-name="gr4" draw:text-style-name="P4" xml:id="id5" draw:id="id5" draw:layer="layout" svg:width="3.5cm" svg:height="1.673cm" svg:x="11.7cm" svg:y="1.3cm">
          <draw:text-box>
            <text:p text:style-name="P3">Position</text:p>
            <text:p text:style-name="P3">Info</text:p>
          </draw:text-box>
        </draw:frame>
        <draw:connector draw:style-name="gr5" draw:text-style-name="P2" draw:layer="layout" draw:line-skew="0.437cm" svg:x1="8.076cm" svg:y1="5.201cm" svg:x2="8.676cm" svg:y2="4.327cm" svg:d="M8076 5201h600v-874" svg:viewBox="0 0 601 875">
          <text:p/>
        </draw:connector>
        <draw:connector draw:style-name="gr5" draw:text-style-name="P2" draw:layer="layout" draw:line-skew="-1.629cm" svg:x1="15.997cm" svg:y1="6.828cm" svg:x2="12.74cm" svg:y2="4.334cm" svg:d="M15997 6828h-3257v-2494" svg:viewBox="0 0 3258 2495">
          <text:p/>
        </draw:connector>
        <draw:connector draw:style-name="gr5" draw:text-style-name="P2" draw:layer="layout" draw:line-skew="1.668cm" svg:x1="8.117cm" svg:y1="6.835cm" svg:x2="11.454cm" svg:y2="4.327cm" svg:d="M8117 6835h3337v-2508" svg:viewBox="0 0 3338 2509">
          <text:p/>
        </draw:connector>
        <draw:connector draw:style-name="gr5" draw:text-style-name="P2" draw:layer="layout" draw:line-skew="1.418cm" svg:x1="8.128cm" svg:y1="6.43cm" svg:x2="10.964cm" svg:y2="4.34cm" svg:d="M8128 6430h2836v-2090" svg:viewBox="0 0 2837 2091">
          <text:p/>
        </draw:connector>
        <draw:connector draw:style-name="gr5" draw:text-style-name="P2" draw:layer="layout" draw:line-skew="1.052cm" svg:x1="8.133cm" svg:y1="6.007cm" svg:x2="10.237cm" svg:y2="4.327cm" svg:d="M8133 6007h2104v-1680" svg:viewBox="0 0 2105 1681">
          <text:p/>
        </draw:connector>
        <draw:connector draw:style-name="gr5" draw:text-style-name="P2" draw:layer="layout" draw:line-skew="0.727cm" svg:x1="8.094cm" svg:y1="5.584cm" svg:x2="9.549cm" svg:y2="4.327cm" svg:d="M8094 5584h1455v-1257" svg:viewBox="0 0 1456 1258">
          <text:p/>
        </draw:connector>
        <draw:custom-shape draw:style-name="gr6" draw:text-style-name="P1" draw:layer="layout" svg:width="0.5cm" svg:height="2cm" svg:x="7.7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25cm" svg:height="2.5cm" svg:x="4.15cm" svg:y="4.85cm">
          <draw:text-box>
            <text:p text:style-name="P5"><text:span text:style-name="T1">File Name</text:span></text:p>
            <text:p text:style-name="P5"><text:span text:style-name="T1">File Size</text:span></text:p>
            <text:p text:style-name="P5"><text:span text:style-name="T1">File Type</text:span></text:p>
            <text:p text:style-name="P5"><text:span text:style-name="T1">Line Ending</text:span></text:p>
            <text:p text:style-name="P5"><text:span text:style-name="T1">Character Encoding</text:span></text:p>
          </draw:text-box>
        </draw:frame>
        <draw:connector draw:style-name="gr5" draw:text-style-name="P2" draw:layer="layout" draw:line-skew="-1.861cm" svg:x1="15.973cm" svg:y1="7.246cm" svg:x2="12.252cm" svg:y2="4.334cm" svg:d="M15973 7246h-3721v-2912" svg:viewBox="0 0 3722 2913">
          <text:p/>
        </draw:connector>
        <draw:connector draw:style-name="gr5" draw:text-style-name="P2" draw:layer="layout" draw:line-skew="-0.67cm" svg:x1="16.065cm" svg:y1="5.197cm" svg:x2="14.725cm" svg:y2="4.334cm" svg:d="M16065 5197h-1340v-863" svg:viewBox="0 0 1341 864">
          <text:p/>
        </draw:connector>
        <draw:connector draw:style-name="gr5" draw:text-style-name="P2" draw:layer="layout" draw:line-skew="-1.501cm" svg:x1="16.036cm" svg:y1="6.419cm" svg:x2="13.034cm" svg:y2="4.334cm" svg:d="M16036 6419h-3002v-2085" svg:viewBox="0 0 3003 2086">
          <text:p/>
        </draw:connector>
        <draw:connector draw:style-name="gr5" draw:text-style-name="P2" draw:layer="layout" draw:line-skew="-1.207cm" svg:x1="16.065cm" svg:y1="6.005cm" svg:x2="13.652cm" svg:y2="4.334cm" svg:d="M16065 6005h-2413v-1671" svg:viewBox="0 0 2414 1672">
          <text:p/>
        </draw:connector>
        <draw:connector draw:style-name="gr5" draw:text-style-name="P2" draw:layer="layout" draw:line-skew="-1.037cm" svg:x1="16.026cm" svg:y1="5.597cm" svg:x2="13.953cm" svg:y2="4.338cm" svg:d="M16026 5597h-2073v-1259" svg:viewBox="0 0 2074 1260">
          <text:p/>
        </draw:connector>
        <draw:custom-shape draw:style-name="gr8" draw:text-style-name="P1" draw:layer="layout" svg:width="1.25cm" svg:height="2.75cm" svg:x="15.05cm" svg:y="4.75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5cm" svg:height="2.717cm" svg:x="14.85cm" svg:y="4.85cm">
          <draw:text-box>
            <text:p text:style-name="P7"><text:span text:style-name="T1">Tab mode</text:span></text:p>
            <text:p text:style-name="P7"><text:span text:style-name="T1">Number of Columns in Line</text:span></text:p>
            <text:p text:style-name="P7"><text:span text:style-name="T1">Current Column Number</text:span></text:p>
            <text:p text:style-name="P7"><text:span text:style-name="T1">Total Number of Lines</text:span></text:p>
            <text:p text:style-name="P7"><text:span text:style-name="T1">Current Line Number</text:span></text:p>
            <text:p text:style-name="P8"><text:span text:style-name="T1">% Down File</text:span></text:p>
          </draw:text-box>
        </draw:frame>
        <draw:connector draw:style-name="gr5" draw:text-style-name="P2" draw:layer="layout" draw:line-skew="-0.275cm" svg:x1="2.075cm" svg:y1="3.15cm" svg:x2="3.449cm" svg:y2="3.9cm" draw:start-shape="id1" draw:start-glue-point="2" svg:d="M2075 3150v350h1374v400" svg:viewBox="0 0 1375 751">
          <text:p/>
        </draw:connector>
        <draw:connector draw:style-name="gr5" draw:text-style-name="P2" draw:layer="layout" draw:line-skew="-0.225cm" svg:x1="3.9cm" svg:y1="3.05cm" svg:x2="4.3cm" svg:y2="3.9cm" draw:start-shape="id2" draw:start-glue-point="2" svg:d="M3900 3050v450h400v400" svg:viewBox="0 0 401 851">
          <text:p/>
        </draw:connector>
        <draw:connector draw:style-name="gr5" draw:text-style-name="P2" draw:layer="layout" svg:x1="5.548cm" svg:y1="3.05cm" svg:x2="5.55cm" svg:y2="3.9cm" draw:start-shape="id3" draw:start-glue-point="2" svg:d="M5548 3050v675h2v175" svg:viewBox="0 0 3 851">
          <text:p/>
        </draw:connector>
        <draw:connector draw:style-name="gr5" draw:text-style-name="P2" draw:layer="layout" svg:x1="9.798cm" svg:y1="3.05cm" svg:x2="9.8cm" svg:y2="3.9cm" draw:start-shape="id4" draw:start-glue-point="2" svg:d="M9798 3050v675h2v175" svg:viewBox="0 0 3 851">
          <text:p/>
        </draw:connector>
        <draw:connector draw:style-name="gr5" draw:text-style-name="P2" draw:layer="layout" svg:x1="13.45cm" svg:y1="2.973cm" svg:x2="13.448cm" svg:y2="3.9cm" draw:start-shape="id5" draw:start-glue-point="2" svg:d="M13450 2973v714h-2v213" svg:viewBox="0 0 3 9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30T14:07:55.673719366</meta:creation-date>
    <dc:date>2021-05-02T15:24:45.172711252</dc:date>
    <meta:editing-duration>PT9M59S</meta:editing-duration>
    <meta:editing-cycles>3</meta:editing-cycles>
    <meta:generator>LibreOffice/7.0.0.3$Linux_X86_64 LibreOffice_project/8061b3e9204bef6b321a21033174034a5e2ea88e</meta:generator>
    <dc:creator>Jim Cornmell</dc:creator>
    <meta:document-statistic meta:object-count="27"/>
  </office:meta>
</office:document-meta>
</file>